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008in"/>
    </style:style>
    <style:style style:name="co2" style:family="table-column">
      <style:table-column-properties fo:break-before="auto" style:column-width="2.6618in"/>
    </style:style>
    <style:style style:name="co3" style:family="table-column">
      <style:table-column-properties fo:break-before="auto" style:column-width="1.5146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2.276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6862in"/>
    </style:style>
    <style:style style:name="co8" style:family="table-column">
      <style:table-column-properties fo:break-before="auto" style:column-width="0.9035in"/>
    </style:style>
    <style:style style:name="co9" style:family="table-column">
      <style:table-column-properties fo:break-before="auto" style:column-width="2.448in"/>
    </style:style>
    <style:style style:name="co10" style:family="table-column">
      <style:table-column-properties fo:break-before="auto" style:column-width="3.4839in"/>
    </style:style>
    <style:style style:name="co11" style:family="table-column">
      <style:table-column-properties fo:break-before="auto" style:column-width="1.3008in"/>
    </style:style>
    <style:style style:name="co12" style:family="table-column">
      <style:table-column-properties fo:break-before="auto" style:column-width="2.6047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5902in" fo:break-before="auto" style:use-optimal-row-height="fals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1">
      <style:table-cell-properties fo:background-color="#729fcf" fo:padding="0.0138in"/>
      <style:text-properties fo:color="#000000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Heading_20_1">
      <style:table-cell-properties fo:background-color="#729fcf" style:text-align-source="fix" style:repeat-content="false" fo:padding="0.0138in" style:vertical-align="middle"/>
      <style:paragraph-properties fo:text-align="center" fo:margin-left="0in"/>
      <style:text-properties fo:color="#000000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" style:family="table-cell" style:parent-style-name="Heading_20_1">
      <style:table-cell-properties fo:background-color="#729fcf" style:text-align-source="fix" style:repeat-content="false" fo:padding="0.0138in" style:vertical-align="middle"/>
      <style:paragraph-properties fo:text-align="center" fo:margin-left="0in"/>
      <style:text-properties fo:color="#000000"/>
    </style:style>
    <style:style style:name="ce6" style:family="table-cell" style:parent-style-name="Heading_20_1">
      <style:table-cell-properties fo:background-color="#729fcf" fo:wrap-option="wrap" fo:padding="0.0138in"/>
      <style:text-properties fo:color="#000000"/>
    </style:style>
    <style:style style:name="ce7" style:family="table-cell" style:parent-style-name="Heading_20_1">
      <style:table-cell-properties fo:background-color="#729fcf" fo:wrap-option="wrap" fo:padding="0.0138in"/>
      <style:text-properties fo:color="#000000"/>
    </style:style>
    <style:style style:name="ce8" style:family="table-cell" style:parent-style-name="Default">
      <style:table-cell-properties fo:wrap-option="wrap"/>
    </style:style>
    <style:style style:name="T1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RTM" table:style-name="ta1">
        <office:forms form:automatic-focus="false" form:apply-design-mode="false"/>
        <table:table-column table:style-name="co1" table:default-cell-style-name="ce2"/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2"/>
        <table:table-column table:style-name="co4" table:visibility="collapse" table:default-cell-style-name="ce2"/>
        <table:table-column table:style-name="co5" table:default-cell-style-name="ce2"/>
        <table:table-column table:style-name="co6" table:number-columns-repeated="4" table:default-cell-style-name="Default"/>
        <table:table-column table:style-name="co6" table:number-columns-repeated="16374" table:default-cell-style-name="ce2"/>
        <table:table-row table:style-name="ro1">
          <table:table-cell table:style-name="ce1" office:value-type="string" calcext:value-type="string">
            <text:p>Requirement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Requirement Name</text:p>
          </table:table-cell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Suite</text:p>
          </table:table-cell>
          <table:table-cell table:style-name="ce1" office:value-type="string" calcext:value-type="string">
            <text:p>Test Case Name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formula="of:=VLOOKUP([.A2];[$Requirements.A:.C];3)" office:value-type="string" office:string-value="Defect Assignability" calcext:value-type="string">
            <text:p>Defect Assignability</text:p>
          </table:table-cell>
          <table:table-cell office:value-type="float" office:value="4" calcext:value-type="float">
            <text:p>4</text:p>
          </table:table-cell>
          <table:table-cell/>
          <table:table-cell table:formula="of:=VLOOKUP([.D2];[$'Test Cases'.A:$'Test Cases'.B];2;0)" office:value-type="string" office:string-value="Assign Defect" calcext:value-type="string">
            <text:p>Assign Defect</text:p>
          </table:table-cell>
          <table:table-cell table:number-columns-repeated="16378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formula="of:=VLOOKUP([.A3];[$Requirements.A:.C];3)" office:value-type="string" office:string-value="Defect Assignability" calcext:value-type="string">
            <text:p>Defect Assignability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D3];[$'Test Cases'.A:$'Test Cases'.B];2;0)" office:value-type="string" office:string-value="Change Status" calcext:value-type="string">
            <text:p>Change Status</text:p>
          </table:table-cell>
          <table:table-cell table:number-columns-repeated="16378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formula="of:=VLOOKUP([.A4];[$Requirements.A:.C];3)" office:value-type="string" office:string-value="Defect Status Mutability" calcext:value-type="string">
            <text:p>Defect Status Mutability</text:p>
          </table:table-cell>
          <table:table-cell office:value-type="float" office:value="5" calcext:value-type="float">
            <text:p>5</text:p>
          </table:table-cell>
          <table:table-cell/>
          <table:table-cell table:formula="of:=VLOOKUP([.D4];[$'Test Cases'.A:$'Test Cases'.B];2;0)" office:value-type="string" office:string-value="Change Status" calcext:value-type="string">
            <text:p>Change Status</text:p>
          </table:table-cell>
          <table:table-cell table:number-columns-repeated="16378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formula="of:=VLOOKUP([.A5];[$Requirements.A:.C];3)" office:value-type="string" office:string-value="Defect Validation" calcext:value-type="string">
            <text:p>Defect Validation</text:p>
          </table:table-cell>
          <table:table-cell office:value-type="float" office:value="6" calcext:value-type="float">
            <text:p>6</text:p>
          </table:table-cell>
          <table:table-cell/>
          <table:table-cell table:formula="of:=VLOOKUP([.D5];[$'Test Cases'.A:$'Test Cases'.B];2;0)" office:value-type="string" office:string-value="Steps too short" calcext:value-type="string">
            <text:p>Steps too short</text:p>
          </table:table-cell>
          <table:table-cell table:number-columns-repeated="16378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formula="of:=VLOOKUP([.A6];[$Requirements.A:.C];3)" office:value-type="string" office:string-value="Defect Validation" calcext:value-type="string">
            <text:p>Defect Validation</text:p>
          </table:table-cell>
          <table:table-cell office:value-type="float" office:value="7" calcext:value-type="float">
            <text:p>7</text:p>
          </table:table-cell>
          <table:table-cell/>
          <table:table-cell table:formula="of:=VLOOKUP([.D6];[$'Test Cases'.A:$'Test Cases'.B];2;0)" office:value-type="string" office:string-value="No Date Selected" calcext:value-type="string">
            <text:p>No Date Selected</text:p>
          </table:table-cell>
          <table:table-cell table:number-columns-repeated="16378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formula="of:=VLOOKUP([.A7];[$Requirements.A:.C];3)" office:value-type="string" office:string-value="Defect Validation" calcext:value-type="string">
            <text:p>Defect Validation</text:p>
          </table:table-cell>
          <table:table-cell office:value-type="float" office:value="19" calcext:value-type="float">
            <text:p>19</text:p>
          </table:table-cell>
          <table:table-cell/>
          <table:table-cell table:formula="of:=VLOOKUP([.D7];[$'Test Cases'.A:$'Test Cases'.B];2;0)" office:value-type="string" office:string-value="Description too short" calcext:value-type="string">
            <text:p>Description too short</text:p>
          </table:table-cell>
          <table:table-cell table:number-columns-repeated="16378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formula="of:=VLOOKUP([.A8];[$Requirements.A:.C];3)" office:value-type="string" office:string-value="Defect Creation" calcext:value-type="string">
            <text:p>Defect Creation</text:p>
          </table:table-cell>
          <table:table-cell office:value-type="float" office:value="8" calcext:value-type="float">
            <text:p>8</text:p>
          </table:table-cell>
          <table:table-cell/>
          <table:table-cell table:formula="of:=VLOOKUP([.D8];[$'Test Cases'.A:$'Test Cases'.B];2;0)" office:value-type="string" office:string-value="Report New Defect" calcext:value-type="string">
            <text:p>Report New Defect</text:p>
          </table:table-cell>
          <table:table-cell table:number-columns-repeated="16378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formula="of:=VLOOKUP([.A9];[$Requirements.A:.C];3)" office:value-type="string" office:string-value="Distinct Homepages" calcext:value-type="string">
            <text:p>Distinct Homepages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D9];[$'Test Cases'.A:$'Test Cases'.B];2;0)" office:value-type="string" office:string-value="Login with correct credentials" calcext:value-type="string">
            <text:p>Login with correct credentials</text:p>
          </table:table-cell>
          <table:table-cell table:number-columns-repeated="16378"/>
        </table:table-row>
        <table:table-row table:style-name="ro3">
          <table:table-cell office:value-type="float" office:value="7" calcext:value-type="float">
            <text:p>7</text:p>
          </table:table-cell>
          <table:table-cell/>
          <table:table-cell table:formula="of:=VLOOKUP([.A10];[$Requirements.A:.C];3)" office:value-type="string" office:string-value="Credential Privacy" calcext:value-type="string">
            <text:p>Credential Privacy</text:p>
          </table:table-cell>
          <table:table-cell office:value-type="float" office:value="1" calcext:value-type="float">
            <text:p>1</text:p>
          </table:table-cell>
          <table:table-cell/>
          <table:table-cell table:formula="of:=VLOOKUP([.D10];[$'Test Cases'.A:$'Test Cases'.B];2;0)" office:value-type="string" office:string-value="Login Correct Username Wrong Password" calcext:value-type="string">
            <text:p>Login Correct Username Wrong Password</text:p>
          </table:table-cell>
          <table:table-cell table:number-columns-repeated="16378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formula="of:=VLOOKUP([.A11];[$Requirements.A:.C];3)" office:value-type="string" office:string-value="Credential Privacy" calcext:value-type="string">
            <text:p>Credential Privacy</text:p>
          </table:table-cell>
          <table:table-cell office:value-type="float" office:value="2" calcext:value-type="float">
            <text:p>2</text:p>
          </table:table-cell>
          <table:table-cell/>
          <table:table-cell table:formula="of:=VLOOKUP([.D11];[$'Test Cases'.A:$'Test Cases'.B];2;0)" office:value-type="string" office:string-value="Login Wrong Username" calcext:value-type="string">
            <text:p>Login Wrong Username</text:p>
          </table:table-cell>
          <table:table-cell table:number-columns-repeated="16378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table:formula="of:=VLOOKUP([.A12];[$Requirements.A:.C];3)" office:value-type="string" office:string-value="Custom Greeting" calcext:value-type="string">
            <text:p>Custom Greeting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D12];[$'Test Cases'.A:$'Test Cases'.B];2;0)" office:value-type="string" office:string-value="Login with correct credentials" calcext:value-type="string">
            <text:p>Login with correct credentials</text:p>
          </table:table-cell>
          <table:table-cell table:number-columns-repeated="16378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table:formula="of:=VLOOKUP([.A13];[$Requirements.A:.C];3)" office:value-type="string" office:string-value="Login as Account" calcext:value-type="string">
            <text:p>Login as Account</text:p>
          </table:table-cell>
          <table:table-cell office:value-type="float" office:value="3" calcext:value-type="float">
            <text:p>3</text:p>
          </table:table-cell>
          <table:table-cell/>
          <table:table-cell table:formula="of:=VLOOKUP([.D13];[$'Test Cases'.A:$'Test Cases'.B];2;0)" office:value-type="string" office:string-value="Login with correct credentials" calcext:value-type="string">
            <text:p>Login with correct credentials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formula="of:=VLOOKUP([.A14];[$Requirements.A:.C];3)" office:value-type="string" office:string-value="" calcext:value-type="error">
            <text:p>#N/A</text:p>
          </table:table-cell>
          <table:table-cell table:number-columns-repeated="2"/>
          <table:table-cell table:formula="of:=VLOOKUP([.D14];[$'Test Cases'.A:$'Test Cases'.B];2;0)" office:value-type="string" office:string-value="" calcext:value-type="error">
            <text:p>#N/A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formula="of:=VLOOKUP([.A15];[$Requirements.A:.C];3)" office:value-type="string" office:string-value="" calcext:value-type="error">
            <text:p>#N/A</text:p>
          </table:table-cell>
          <table:table-cell table:number-columns-repeated="2"/>
          <table:table-cell table:formula="of:=VLOOKUP([.D15];[$'Test Cases'.A:$'Test Cases'.B];2;0)" office:value-type="string" office:string-value="" calcext:value-type="error">
            <text:p>#N/A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formula="of:=VLOOKUP([.A16];[$Requirements.A:.C];3)" office:value-type="string" office:string-value="" calcext:value-type="error">
            <text:p>#N/A</text:p>
          </table:table-cell>
          <table:table-cell table:number-columns-repeated="2"/>
          <table:table-cell table:formula="of:=VLOOKUP([.D16];[$'Test Cases'.A:$'Test Cases'.B];2;0)" office:value-type="string" office:string-value="" calcext:value-type="error">
            <text:p>#N/A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formula="of:=VLOOKUP([.A17];[$Requirements.A:.C];3)" office:value-type="string" office:string-value="" calcext:value-type="error">
            <text:p>#N/A</text:p>
          </table:table-cell>
          <table:table-cell table:number-columns-repeated="2"/>
          <table:table-cell table:formula="of:=VLOOKUP([.D17];[$'Test Cases'.A:$'Test Cases'.B];2;0)" office:value-type="string" office:string-value="" calcext:value-type="error">
            <text:p>#N/A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formula="of:=VLOOKUP([.A18];[$Requirements.A:.C];3)" office:value-type="string" office:string-value="" calcext:value-type="error">
            <text:p>#N/A</text:p>
          </table:table-cell>
          <table:table-cell table:number-columns-repeated="2"/>
          <table:table-cell table:formula="of:=VLOOKUP([.D18];[$'Test Cases'.A:$'Test Cases'.B];2;0)" office:value-type="string" office:string-value="" calcext:value-type="error">
            <text:p>#N/A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formula="of:=VLOOKUP([.A19];[$Requirements.A:.C];3)" office:value-type="string" office:string-value="" calcext:value-type="error">
            <text:p>#N/A</text:p>
          </table:table-cell>
          <table:table-cell table:number-columns-repeated="2"/>
          <table:table-cell table:formula="of:=VLOOKUP([.D19];[$'Test Cases'.A:$'Test Cases'.B];2;0)" office:value-type="string" office:string-value="" calcext:value-type="error">
            <text:p>#N/A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formula="of:=VLOOKUP([.A20];[$Requirements.A:.C];3)" office:value-type="string" office:string-value="" calcext:value-type="error">
            <text:p>#N/A</text:p>
          </table:table-cell>
          <table:table-cell table:number-columns-repeated="2"/>
          <table:table-cell table:formula="of:=VLOOKUP([.D20];[$'Test Cases'.A:$'Test Cases'.B];2;0)" office:value-type="string" office:string-value="" calcext:value-type="error">
            <text:p>#N/A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formula="of:=VLOOKUP([.A21];[$Requirements.A:.C];3)" office:value-type="string" office:string-value="" calcext:value-type="error">
            <text:p>#N/A</text:p>
          </table:table-cell>
          <table:table-cell table:number-columns-repeated="2"/>
          <table:table-cell table:formula="of:=VLOOKUP([.D21];[$'Test Cases'.A:$'Test Cases'.B];2;0)" office:value-type="string" office:string-value="" calcext:value-type="error">
            <text:p>#N/A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VLOOKUP([.D22];[$'Test Cases'.A:$'Test Cases'.B];2;0)" office:value-type="string" office:string-value="" calcext:value-type="error">
            <text:p>#N/A</text:p>
          </table:table-cell>
          <table:table-cell table:number-columns-repeated="16378"/>
        </table:table-row>
        <table:table-row table:style-name="ro2">
          <table:table-cell table:number-columns-repeated="5"/>
          <table:table-cell table:formula="of:=VLOOKUP([.D23];[$'Test Cases'.A:$'Test Cases'.B];2;0)" office:value-type="string" office:string-value="" calcext:value-type="error">
            <text:p>#N/A</text:p>
          </table:table-cell>
          <table:table-cell table:number-columns-repeated="16378"/>
        </table:table-row>
        <table:table-row table:style-name="ro2" table:number-rows-repeated="104855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Requirements" table:style-name="ta1"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6" table:number-columns-repeated="16380" table:default-cell-style-name="ce4"/>
        <table:table-row table:style-name="ro1">
          <table:table-cell table:style-name="ce3" office:value-type="string" calcext:value-type="string">
            <text:p>Requirement</text:p>
          </table:table-cell>
          <table:table-cell table:style-name="ce3" office:value-type="string" calcext:value-type="string">
            <text:p>Group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Description</text:p>
          </table:table-cell>
          <table:table-cell table:style-name="ce6" office:value-type="string" calcext:value-type="string">
            <text:p>Statu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Distinct Homepages</text:p>
          </table:table-cell>
          <table:table-cell office:value-type="string" calcext:value-type="string">
            <text:p>When I login as &lt;role&gt;, my homepage should be located at: /&lt;role&gt;home</text:p>
          </table:table-cell>
          <table:table-cell table:number-columns-repeated="16380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Defect Assignability</text:p>
          </table:table-cell>
          <table:table-cell office:value-type="string" calcext:value-type="string">
            <text:p>As a manager I should be able to assign defects to testers. As a tester, I should be able to see only the defects assigned to me.</text:p>
          </table:table-cell>
          <table:table-cell table:number-columns-repeated="1638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Bold Defect Description</text:p>
          </table:table-cell>
          <table:table-cell office:value-type="string" calcext:value-type="string">
            <text:p>When assigning a defect, I should see the defect description in bold.</text:p>
          </table:table-cell>
          <table:table-cell table:number-columns-repeated="1638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Defect Status Mutability</text:p>
          </table:table-cell>
          <table:table-cell office:value-type="string" calcext:value-type="string">
            <text:p>As a tester, I should be able to change the status of defects that are assigned to me.</text:p>
          </table:table-cell>
          <table:table-cell table:number-columns-repeated="16380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Defect Validation</text:p>
          </table:table-cell>
          <table:table-cell office:value-type="string" calcext:value-type="string">
            <text:p>As an employee: I should not be able to create a defect without a date, I should not be able to create a defect with a terse description, and I should not be able to create a defect with <text:span text:style-name="T1">insufficient</text:span> step implementation information. Every defect I create must also have priority and severity.</text:p>
          </table:table-cell>
          <table:table-cell table:number-columns-repeated="1638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Defect Creation</text:p>
          </table:table-cell>
          <table:table-cell office:value-type="string" calcext:value-type="string">
            <text:p>As any employee I must be able to create a defect report.</text:p>
          </table:table-cell>
          <table:table-cell table:number-columns-repeated="16380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Credential Privacy</text:p>
          </table:table-cell>
          <table:table-cell office:value-type="string" calcext:value-type="string">
            <text:p>As a user, I expect that any information about my username, password or association with the site will be leaked by login functionalities.</text:p>
          </table:table-cell>
          <table:table-cell table:number-columns-repeated="1638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Custom Greeting</text:p>
          </table:table-cell>
          <table:table-cell office:value-type="string" calcext:value-type="string">
            <text:p>When I have logged into the site I should see a custom greeting with my name.</text:p>
          </table:table-cell>
          <table:table-cell table:number-columns-repeated="16380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 as Account</text:p>
          </table:table-cell>
          <table:table-cell office:value-type="string" calcext:value-type="string">
            <text:p>As a user I expect to be able to be able to create a session attached to my employee account.</text:p>
          </table:table-cell>
          <table:table-cell table:number-columns-repeated="16380"/>
        </table:table-row>
        <table:table-row table:style-name="ro2" table:number-rows-repeated="1048565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Requirements.A1:Requirements.B1">
            <calcext:condition calcext:apply-style-name="Bad" calcext:value="duplicate" calcext:base-cell-address="Requirements.A1"/>
          </calcext:conditional-format>
        </calcext:conditional-formats>
      </table:table>
      <table:table table:name="Test Cases" table:style-name="ta1">
        <table:table-column table:style-name="co11" table:default-cell-style-name="ce8"/>
        <table:table-column table:style-name="co12" table:default-cell-style-name="ce2"/>
        <table:table-column table:style-name="co6" table:number-columns-repeated="16382" table:default-cell-style-name="ce2"/>
        <table:table-row table:style-name="ro1">
          <table:table-cell table:style-name="ce7" office:value-type="string" calcext:value-type="string">
            <text:p>Test Case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uite</text:p>
          </table:table-cell>
          <table:table-cell table:style-name="ce6" office:value-type="string" calcext:value-type="string">
            <text:p>Status</text:p>
          </table:table-cell>
          <table:table-cell table:number-columns-repeated="1638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Login Correct Username Wrong Password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Active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ogin Wrong Username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Active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ogin with correct credentials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Active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ssign Defect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Active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hange Status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Active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teps too short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Active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o Date Selected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Active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eport New Defect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Active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reate a New Matrix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ctive</text:p>
          </table:table-cell>
          <table:table-cell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Update Defects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ctive</text:p>
          </table:table-cell>
          <table:table-cell table:number-columns-repeated="1638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Update Test Cases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Active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ogged in as a Manager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Active</text:p>
          </table:table-cell>
          <table:table-cell table:number-columns-repeated="1638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Home Page Links Visible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Active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ack Navigation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Active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ll Links Viable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Active</text:p>
          </table:table-cell>
          <table:table-cell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dd A Test Case</text:p>
          </table:table-cell>
          <table:table-cell office:value-type="string" calcext:value-type="string">
            <text:p>testcases</text:p>
          </table:table-cell>
          <table:table-cell office:value-type="string" calcext:value-type="string">
            <text:p>Active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Edit Existing Code</text:p>
          </table:table-cell>
          <table:table-cell office:value-type="string" calcext:value-type="string">
            <text:p>testcases</text:p>
          </table:table-cell>
          <table:table-cell office:value-type="string" calcext:value-type="string">
            <text:p>Active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Reset Test Case</text:p>
          </table:table-cell>
          <table:table-cell office:value-type="string" calcext:value-type="string">
            <text:p>testcases</text:p>
          </table:table-cell>
          <table:table-cell office:value-type="string" calcext:value-type="string">
            <text:p>Active</text:p>
          </table:table-cell>
          <table:table-cell table:number-columns-repeated="1638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Description too short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Active</text:p>
          </table:table-cell>
          <table:table-cell table:number-columns-repeated="16380"/>
        </table:table-row>
        <table:table-row table:style-name="ro2" table:number-rows-repeated="1048555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'Test Cases'.A1:'Test Cases'.A1048576">
            <calcext:condition calcext:apply-style-name="Bad" calcext:value="duplicate" calcext:base-cell-address="'Test Cases'.A1"/>
          </calcext:conditional-format>
        </calcext:conditional-formats>
      </table:table>
      <table:table table:name="Test Reports" table:style-name="ta1">
        <table:table-column table:style-name="co6" table:default-cell-style-name="Default"/>
        <table:table-row table:style-name="ro2">
          <table:table-cell/>
        </table:table-row>
      </table:table>
      <table:table table:name="Defects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RTM.A1:RTM.F10485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2T19:11:46.935000000</meta:creation-date>
    <dc:date>2022-11-02T21:18:13.128000000</dc:date>
    <meta:editing-duration>PT2H6M27S</meta:editing-duration>
    <meta:editing-cycles>1</meta:editing-cycles>
    <meta:document-statistic meta:table-count="5" meta:cell-count="193" meta:object-count="0"/>
    <meta:generator>LibreOffice/7.4.2.3$Windows_X86_64 LibreOffice_project/382eef1f22670f7f4118c8c2dd222ec7ad009daf</meta:generator>
  </office:meta>
</office:document-meta>
</file>